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Helvetica" svg:font-family="Helvetica, Arial, sans-serif"/>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Standard">
      <style:text-properties style:font-name="ARial" fo:font-size="10pt" fo:font-weight="bold" style:font-size-asian="10pt" style:font-weight-asian="bold" style:font-size-complex="10pt" style:font-weight-complex="bold"/>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style:use-window-font-color="true" style:font-name="ARial" fo:font-size="10pt" fo:font-weight="normal" style:font-size-asian="10pt" style:font-weight-asian="normal" style:font-size-complex="10pt" style:font-weight-complex="normal"/>
    </style:style>
    <style:style style:name="P4" style:family="paragraph" style:parent-style-name="Standard">
      <style:text-properties fo:color="#000000" style:font-name="ARial" fo:font-size="10pt" fo:font-weight="normal" style:font-size-asian="10pt" style:font-weight-asian="normal" style:font-size-complex="10pt" style:font-weight-complex="normal"/>
    </style:style>
    <style:style style:name="P5" style:family="paragraph" style:parent-style-name="Standard" style:list-style-name="L1">
      <style:text-properties fo:color="#000000" style:font-name="ARial" fo:font-size="10pt" fo:font-weight="normal" style:font-size-asian="10pt" style:font-weight-asian="normal" style:font-size-complex="10pt" style:font-weight-complex="normal"/>
    </style:style>
    <style:style style:name="P6" style:family="paragraph" style:parent-style-name="Standard">
      <style:text-properties fo:color="#000000" style:font-name="ARial" fo:font-size="10pt" fo:font-weight="bold" style:font-size-asian="10pt" style:font-weight-asian="bold" style:font-size-complex="10pt" style:font-weight-complex="bold"/>
    </style:style>
    <style:style style:name="P7" style:family="paragraph" style:parent-style-name="Standard" style:list-style-name="L2">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list-style-name="L3">
      <style:text-properties fo:color="#000000" style:font-name="ARial" fo:font-size="10pt" fo:font-weight="normal" style:font-size-asian="10pt" style:font-weight-asian="normal" style:font-size-complex="10pt" style:font-weight-complex="normal"/>
    </style:style>
    <style:style style:name="P9" style:family="paragraph" style:parent-style-name="Standard" style:list-style-name="L4">
      <style:text-properties fo:color="#000000" style:font-name="ARial" fo:font-size="10pt" fo:font-weight="normal" style:font-size-asian="10pt" style:font-weight-asian="normal" style:font-size-complex="10pt" style:font-weight-complex="normal"/>
    </style:style>
    <style:style style:name="P10" style:family="paragraph" style:parent-style-name="Standard" style:list-style-name="L5">
      <style:text-properties fo:color="#000000" style:font-name="ARial" fo:font-size="10pt" fo:font-weight="normal" style:font-size-asian="10pt" style:font-weight-asian="normal" style:font-size-complex="10pt" style:font-weight-complex="normal"/>
    </style:style>
    <style:style style:name="P11" style:family="paragraph" style:parent-style-name="Standard" style:list-style-name="L6">
      <style:text-properties fo:color="#000000" style:font-name="ARial" fo:font-size="10pt" fo:font-weight="normal" style:font-size-asian="10pt" style:font-weight-asian="normal" style:font-size-complex="10pt" style:font-weight-complex="normal"/>
    </style:style>
    <style:style style:name="P12" style:family="paragraph" style:parent-style-name="Standard" style:list-style-name="L7">
      <style:text-properties fo:color="#000000" style:font-name="ARial" fo:font-size="10pt" fo:font-weight="normal" style:font-size-asian="10pt" style:font-weight-asian="normal" style:font-size-complex="10pt" style:font-weight-complex="normal"/>
    </style:style>
    <style:style style:name="P13" style:family="paragraph" style:parent-style-name="Standard" style:list-style-name="L8">
      <style:text-properties fo:color="#000000" style:font-name="ARial" fo:font-size="10pt" fo:font-weight="normal" style:font-size-asian="10pt" style:font-weight-asian="normal" style:font-size-complex="10pt" style:font-weight-complex="normal"/>
    </style:style>
    <style:style style:name="P14" style:family="paragraph" style:parent-style-name="Standard" style:list-style-name="L9">
      <style:text-properties fo:color="#000000" style:font-name="ARial"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6" style:family="paragraph" style:parent-style-name="Standard" style:list-style-name="L10">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7" style:family="paragraph" style:parent-style-name="Standard" style:list-style-name="L11">
      <style:paragraph-properties fo:text-align="start" style:justify-single-word="false"/>
      <style:text-properties fo:color="#000000" style:font-name="ARial" fo:font-size="10pt" fo:font-weight="normal" style:font-size-asian="10pt" style:font-weight-asian="normal" style:font-size-complex="10pt" style:font-weight-complex="normal"/>
    </style:style>
    <style:style style:name="P18" style:family="paragraph" style:parent-style-name="Standard">
      <style:text-properties style:font-name="Nimbus Sans L" fo:font-size="10pt" fo:font-weight="normal" style:font-size-asian="10pt" style:font-weight-asian="normal" style:font-size-complex="10pt" style:font-weight-complex="normal"/>
    </style:style>
    <style:style style:name="P19" style:family="paragraph" style:parent-style-name="Standard">
      <style:text-properties style:font-name="Nimbus Sans L" fo:font-size="10pt" fo:font-weight="bold" style:font-size-asian="10pt" style:font-weight-asian="bold" style:font-size-complex="10pt" style:font-weight-complex="bold"/>
    </style:style>
    <style:style style:name="P20" style:family="paragraph" style:parent-style-name="Standard">
      <style:text-properties style:font-name="Nimbus Sans L" fo:font-size="10pt" style:font-size-asian="10pt" style:font-size-complex="10pt"/>
    </style:style>
    <style:style style:name="P21" style:family="paragraph" style:parent-style-name="Standard">
      <style:text-properties fo:color="#ff0000" style:font-name="Nimbus Sans L" fo:font-size="10pt" style:font-size-asian="10pt" style:font-size-complex="10pt"/>
    </style:style>
    <style:style style:name="P22" style:family="paragraph" style:parent-style-name="Standard">
      <style:text-properties fo:color="#ff0000" style:font-name="Nimbus Sans L" fo:font-size="10pt" fo:font-weight="normal" style:font-size-asian="10pt" style:font-weight-asian="normal" style:font-size-complex="10pt" style:font-weight-complex="normal"/>
    </style:style>
    <style:style style:name="P23" style:family="paragraph" style:parent-style-name="Standard">
      <style:text-properties style:font-name="Helvetica" fo:font-size="10pt" fo:font-weight="normal" style:font-size-asian="10pt" style:font-weight-asian="normal" style:font-size-complex="10pt" style:font-weight-complex="normal"/>
    </style:style>
    <style:style style:name="P24" style:family="paragraph" style:parent-style-name="Standard">
      <style:text-properties fo:color="#000000" style:font-name="Nimbus Sans L" fo:font-size="10pt" fo:font-weight="normal" style:font-size-asian="10pt" style:font-weight-asian="normal" style:font-size-complex="10pt" style:font-weight-complex="normal"/>
    </style:style>
    <style:style style:name="P25" style:family="paragraph" style:parent-style-name="Standard">
      <style:paragraph-properties fo:break-before="page"/>
      <style:text-properties fo:color="#000000" style:font-name="ARial" fo:font-size="10pt" fo:font-weight="normal" style:font-size-asian="10pt" style:font-weight-asian="normal" style:font-size-complex="10pt" style:font-weight-complex="normal"/>
    </style:style>
    <style:style style:name="T1" style:family="text">
      <style:text-properties fo:color="#0000ff"/>
    </style:style>
    <style:style style:name="T2" style:family="text">
      <style:text-properties fo:color="#ff0000"/>
    </style:style>
    <style:style style:name="T3" style:family="text">
      <style:text-properties fo:color="#000000"/>
    </style:style>
    <style:style style:name="T4" style:family="text">
      <style:text-properties style:use-window-font-color="true"/>
    </style:style>
    <style:style style:name="T5" style:family="text">
      <style:text-properties style:use-window-font-color="true"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6cm" text:min-label-width="0.635cm"/>
        <style:text-properties style:font-name="StarSymbol"/>
      </text:list-level-style-bullet>
      <text:list-level-style-bullet text:level="3" text:style-name="Bullet_20_Symbols" style:num-suffix="." text:bullet-char="–">
        <style:list-level-properties text:space-before="2.593cm" text:min-label-width="0.635cm"/>
        <style:text-properties style:font-name="StarSymbol"/>
      </text:list-level-style-bullet>
      <text:list-level-style-bullet text:level="4" text:style-name="Bullet_20_Symbols" style:num-suffix="." text:bullet-char="–">
        <style:list-level-properties text:space-before="3.889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82cm" text:min-label-width="0.635cm"/>
        <style:text-properties style:font-name="StarSymbol"/>
      </text:list-level-style-bullet>
      <text:list-level-style-bullet text:level="7" text:style-name="Bullet_20_Symbols" style:num-suffix="." text:bullet-char="–">
        <style:list-level-properties text:space-before="7.779cm" text:min-label-width="0.635cm"/>
        <style:text-properties style:font-name="StarSymbol"/>
      </text:list-level-style-bullet>
      <text:list-level-style-bullet text:level="8" text:style-name="Bullet_20_Symbols" style:num-suffix="." text:bullet-char="–">
        <style:list-level-properties text:space-before="9.075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68cm" text:min-label-width="0.635cm"/>
        <style:text-properties style:font-name="StarSymbol"/>
      </text:list-level-style-bullet>
    </text:list-style>
    <text:list-style style:name="L1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66cm" text:min-label-width="0.635cm"/>
        <style:text-properties style:font-name="StarSymbol"/>
      </text:list-level-style-bullet>
      <text:list-level-style-bullet text:level="3" text:style-name="Bullet_20_Symbols" style:num-suffix="." text:bullet-char="–">
        <style:list-level-properties text:space-before="3.863cm" text:min-label-width="0.635cm"/>
        <style:text-properties style:font-name="StarSymbol"/>
      </text:list-level-style-bullet>
      <text:list-level-style-bullet text:level="4" text:style-name="Bullet_20_Symbols" style:num-suffix="." text:bullet-char="–">
        <style:list-level-properties text:space-before="5.159cm" text:min-label-width="0.635cm"/>
        <style:text-properties style:font-name="StarSymbol"/>
      </text:list-level-style-bullet>
      <text:list-level-style-bullet text:level="5" text:style-name="Bullet_20_Symbols" style:num-suffix="." text:bullet-char="–">
        <style:list-level-properties text:space-before="6.456cm" text:min-label-width="0.635cm"/>
        <style:text-properties style:font-name="StarSymbol"/>
      </text:list-level-style-bullet>
      <text:list-level-style-bullet text:level="6" text:style-name="Bullet_20_Symbols" style:num-suffix="." text:bullet-char="–">
        <style:list-level-properties text:space-before="7.752cm" text:min-label-width="0.635cm"/>
        <style:text-properties style:font-name="StarSymbol"/>
      </text:list-level-style-bullet>
      <text:list-level-style-bullet text:level="7" text:style-name="Bullet_20_Symbols" style:num-suffix="." text:bullet-char="–">
        <style:list-level-properties text:space-before="9.049cm" text:min-label-width="0.635cm"/>
        <style:text-properties style:font-name="StarSymbol"/>
      </text:list-level-style-bullet>
      <text:list-level-style-bullet text:level="8" text:style-name="Bullet_20_Symbols" style:num-suffix="." text:bullet-char="–">
        <style:list-level-properties text:space-before="10.345cm" text:min-label-width="0.635cm"/>
        <style:text-properties style:font-name="StarSymbol"/>
      </text:list-level-style-bullet>
      <text:list-level-style-bullet text:level="9" text:style-name="Bullet_20_Symbols" style:num-suffix="." text:bullet-char="–">
        <style:list-level-properties text:space-before="11.642cm" text:min-label-width="0.635cm"/>
        <style:text-properties style:font-name="StarSymbol"/>
      </text:list-level-style-bullet>
      <text:list-level-style-bullet text:level="10" text:style-name="Bullet_20_Symbols" style:num-suffix="." text:bullet-char="–">
        <style:list-level-properties text:space-before="12.938cm" text:min-label-width="0.635cm"/>
        <style:text-properties style:font-name="StarSymbol"/>
      </text:list-level-style-bullet>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66cm" text:min-label-width="0.635cm"/>
        <style:text-properties style:font-name="StarSymbol"/>
      </text:list-level-style-bullet>
      <text:list-level-style-bullet text:level="3" text:style-name="Bullet_20_Symbols" style:num-suffix="." text:bullet-char="–">
        <style:list-level-properties text:space-before="3.863cm" text:min-label-width="0.635cm"/>
        <style:text-properties style:font-name="StarSymbol"/>
      </text:list-level-style-bullet>
      <text:list-level-style-bullet text:level="4" text:style-name="Bullet_20_Symbols" style:num-suffix="." text:bullet-char="–">
        <style:list-level-properties text:space-before="5.159cm" text:min-label-width="0.635cm"/>
        <style:text-properties style:font-name="StarSymbol"/>
      </text:list-level-style-bullet>
      <text:list-level-style-bullet text:level="5" text:style-name="Bullet_20_Symbols" style:num-suffix="." text:bullet-char="–">
        <style:list-level-properties text:space-before="6.456cm" text:min-label-width="0.635cm"/>
        <style:text-properties style:font-name="StarSymbol"/>
      </text:list-level-style-bullet>
      <text:list-level-style-bullet text:level="6" text:style-name="Bullet_20_Symbols" style:num-suffix="." text:bullet-char="–">
        <style:list-level-properties text:space-before="7.752cm" text:min-label-width="0.635cm"/>
        <style:text-properties style:font-name="StarSymbol"/>
      </text:list-level-style-bullet>
      <text:list-level-style-bullet text:level="7" text:style-name="Bullet_20_Symbols" style:num-suffix="." text:bullet-char="–">
        <style:list-level-properties text:space-before="9.049cm" text:min-label-width="0.635cm"/>
        <style:text-properties style:font-name="StarSymbol"/>
      </text:list-level-style-bullet>
      <text:list-level-style-bullet text:level="8" text:style-name="Bullet_20_Symbols" style:num-suffix="." text:bullet-char="–">
        <style:list-level-properties text:space-before="10.345cm" text:min-label-width="0.635cm"/>
        <style:text-properties style:font-name="StarSymbol"/>
      </text:list-level-style-bullet>
      <text:list-level-style-bullet text:level="9" text:style-name="Bullet_20_Symbols" style:num-suffix="." text:bullet-char="–">
        <style:list-level-properties text:space-before="11.642cm" text:min-label-width="0.635cm"/>
        <style:text-properties style:font-name="StarSymbol"/>
      </text:list-level-style-bullet>
      <text:list-level-style-bullet text:level="10" text:style-name="Bullet_20_Symbols" style:num-suffix="." text:bullet-char="–">
        <style:list-level-properties text:space-before="12.938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ODEL PROPOSITION FOR CHANGES - XTAL DEV <text:s/>20060217 GRENOBLE</text:p>
      <text:p text:style-name="P1"/>
      <text:p text:style-name="P1"/>
      <text:p text:style-name="P1">LOCATION PACKAGE</text:p>
      <text:p text:style-name="P2">- Location with link to itself and remove location &amp; room attributes and replace with name <text:span text:style-name="T1">ok with details field and maybe locationType <text:s/></text:span></text:p>
      <text:p text:style-name="P2"/>
      <text:p text:style-name="P1"/>
      <text:p text:style-name="P1">SAMPLE PACKAGE</text:p>
      <text:p text:style-name="P2">- Chnage CrystalSample as subType of Sample <text:span text:style-name="T1">ok</text:span></text:p>
      <text:p text:style-name="P2">-?- <text:span text:style-name="T2">Add pH in SampleComponent to be able to store the pH of a Buffer: under discussion </text:span></text:p>
      <text:p text:style-name="P2">- Remove link from Sample to RefContainer, a Sample is only the contents now if you want to describe the container in which it is in you have to create an Holder <text:span text:style-name="T1">ok</text:span></text:p>
      <text:p text:style-name="P2">- Change the definition of Holder now it is a plastic labware that cannot be separated like plates, tubes,... <text:span text:style-name="T1">ok</text:span></text:p>
      <text:p text:style-name="P2">- Remove attr code in Sample keep just attribute name to identify it <text:span text:style-name="T1">maybe better code? ok</text:span></text:p>
      <text:p text:style-name="P2">- Change the mainkey of AbstractSample from serial to name (name: String [mandatory, unique key]) <text:span text:style-name="T1">ok</text:span></text:p>
      <text:p text:style-name="P2">- Add attr rowPosition, colPosition and subPosition in Sample <text:span text:style-name="T1">ok</text:span></text:p>
      <text:p text:style-name="P2">- Remove attr positionInHolder <text:span text:style-name="T1">ok</text:span></text:p>
      <text:p text:style-name="P2">- Move Holder class to Holder (new RefContainer) package <text:span text:style-name="T1">ok</text:span></text:p>
      <text:p text:style-name="P2">- Remove SampleLocation <text:span text:style-name="T1">ok</text:span></text:p>
      <text:p text:style-name="P2">- Move HolderLocation class to Holder package <text:span text:style-name="T1">ok</text:span></text:p>
      <text:p text:style-name="P2">- Change link name between SampleComponent and AbstractComponent from component to refComponent <text:span text:style-name="T1">ok</text:span><text:line-break/></text:p>
      <text:p text:style-name="P2"/>
      <text:p text:style-name="P1">REFCONTAINER &gt; HOLDER PACKAGE</text:p>
      <text:p text:style-name="P2">- HolderType: <text:span text:style-name="T3">description on how to use it.</text:span><text:span text:style-name="T1"> Tube use maxVolume in HolderType, plate with one sample/well use HolderTypePosition with no position set rather than A1</text:span></text:p>
      <text:p text:style-name="P2">- Rename RefContainer package to Holder package <text:span text:style-name="T1">ok</text:span></text:p>
      <text:p text:style-name="P2">- Replace AbstractRefHolder by AbstractHolderType <text:span text:style-name="T1">ok</text:span></text:p>
      <text:p text:style-name="P2">- Remove attr serial, holderType, capacity, catalogNum in AbstractHolderType <text:span text:style-name="T1">remove supplier link because no catalogNumber</text:span></text:p>
      <text:p text:style-name="P2">- Change the mainkey of AbstractHolderType from serial to name <text:span text:style-name="T1">ok</text:span></text:p>
      <text:p text:style-name="P2">- Rename RefPlateHolder to HolderType <text:span text:style-name="T1">ok</text:span></text:p>
      <text:p text:style-name="P2">- Add attr maxSubposition, maxVolume, maxVolumeDisplayUnit, <text:span text:style-name="T4">holdHolderFlag in HolderType </text:span><text:span text:style-name="T1">ok</text:span></text:p>
      <text:p text:style-name="P3">- Rename attr numRow to maxRow and numColumn to maxColumn in HolderType <text:span text:style-name="T1">ok</text:span></text:p>
      <text:p text:style-name="P2">- Remove att <text:span text:style-name="T4">rowSpacing and columnSpacing, rowName and columnName in HolderType </text:span><text:span text:style-name="T1">ok</text:span></text:p>
      <text:p text:style-name="P2">- Remove AbstractRefContainer, RefContainer, RefHolder <text:span text:style-name="T1">ok</text:span></text:p>
      <text:p text:style-name="P2">- Rename RefCrystalContainer to PinType and make it subtype of AbstractHolderType<text:span text:style-name="T1"> ok</text:span></text:p>
      <text:p text:style-name="P2">- Remove attr code, serial, positionOrder and positionInHolder in Holder keep just attribute name to identify it <text:span text:style-name="T1">maybe better code? ok</text:span></text:p>
      <text:p text:style-name="P2">- Change the mainkey of Holder from serial to name <text:span text:style-name="T1">maybe better code? ok</text:span></text:p>
      <text:p text:style-name="P2">- Add attributes startDate, endDate, rowPosition, colPosition, subPosition in Holder <text:span text:style-name="T1">ok</text:span></text:p>
      <text:p text:style-name="P3">- Rename link between Holder and AbstractHolderType from refHolder to holderType <text:span text:style-name="T1">ok</text:span></text:p>
      <text:p text:style-name="P4">- Add class HolderTypePosition: definition=”description of the position in a certain holder type.” with attr serial [PK], rowPosition, colPosition, subposition, maxVolume, maxVolumeDisplayUnit <text:span text:style-name="T1">maybe add name &amp; details</text:span></text:p>
      <text:p text:style-name="P4">- Add relationship between HolderType and HolderTypePosition <text:span text:style-name="T1">ok</text:span></text:p>
      <text:p text:style-name="P4">- Add class HolderCategory like SampleCategory with attr namingSystem, name and details <text:span text:style-name="T1">ok</text:span></text:p>
      <text:p text:style-name="P4">- Add link between HolderCategory and Holder and between HolderCategory and AbstractHolderType <text:span text:style-name="T1">ok</text:span></text:p>
      <text:p text:style-name="P4">- Add class RefSamplePosition between Holder and RefSample <text:span text:style-name="T1">ok</text:span></text:p>
      <text:list text:style-name="L1">
        <text:list-item>
          <text:list>
            <text:list-item>
              <text:p text:style-name="P5">serial</text:p>
            </text:list-item>
            <text:list-item>
              <text:p text:style-name="P5">rowPosition</text:p>
            </text:list-item>
            <text:list-item>
              <text:p text:style-name="P5">colPosition</text:p>
            </text:list-item>
            <text:list-item>
              <text:p text:style-name="P5">subPosition</text:p>
            </text:list-item>
          </text:list>
        </text:list-item>
      </text:list>
      <text:p text:style-name="P4"/>
      <text:p text:style-name="P4"/>
      <text:p text:style-name="P6">EXPERIMENT &gt; ACTION PACKAGE: <text:span text:style-name="T2">NO</text:span></text:p>
      <text:p text:style-name="P4"/>
      <text:p text:style-name="P4"/>
      <text:p text:style-name="P6">CRYSTALLIZATION PACKAGE</text:p>
      <text:p text:style-name="P4">-?- Link between Sample and Image: Most of the image doesn't have drop annotation when they are manually annotated</text:p>
      <text:p text:style-name="P4">-?- ActionGroup with Parameter and ParameterDefinition to define common parameters to Action</text:p>
      <text:p text:style-name="P4">- Create new package Crystallization</text:p>
      <text:p text:style-name="P4">- New Image class: links to Parameter and DropAnnotation</text:p>
      <text:list text:style-name="L2">
        <text:list-item>
          <text:list>
            <text:list-item>
              <text:p text:style-name="P7">filePath: PathString</text:p>
            </text:list-item>
          </text:list>
        </text:list-item>
      </text:list>
      <text:list text:style-name="L3">
        <text:list-item>
          <text:list>
            <text:list-item>
              <text:p text:style-name="P8">fileName: PathString</text:p>
            </text:list-item>
            <text:list-item>
              <text:p text:style-name="P8">createDate: DateTime</text:p>
            </text:list-item>
            <text:list-item>
              <text:p text:style-name="P8">mimeType: Line</text:p>
            </text:list-item>
          </text:list>
        </text:list-item>
      </text:list>
      <text:p text:style-name="P4">- New class ParameterDefinition = {imager, dimensions, resolution, zSlice, lighting, user} links to Parameter</text:p>
      <text:list text:style-name="L4">
        <text:list-item>
          <text:list>
            <text:list-item>
              <text:p text:style-name="P9">serial: Int [PK 1, frozen]</text:p>
            </text:list-item>
            <text:list-item>
              <text:p text:style-name="P9">label: String</text:p>
            </text:list-item>
            <text:list-item>
              <text:p text:style-name="P9">paramType: ParamType</text:p>
            </text:list-item>
            <text:list-item>
              <text:p text:style-name="P9">unit: Word</text:p>
            </text:list-item>
            <text:list-item>
              <text:p text:style-name="P9">displayUnit: Word</text:p>
            </text:list-item>
            <text:list-item>
              <text:p text:style-name="P9">defaultValue: Line</text:p>
            </text:list-item>
            <text:list-item>
              <text:p text:style-name="P9">minValue: Line</text:p>
            </text:list-item>
            <text:list-item>
              <text:p text:style-name="P9">maxValue: Line</text:p>
            </text:list-item>
            <text:list-item>
              <text:p text:style-name="P9">possibleValues: Line [*]</text:p>
            </text:list-item>
          </text:list>
        </text:list-item>
      </text:list>
      <text:p text:style-name="P4">- New class Parameter: links to ParameterDefinition and Image</text:p>
      <text:list text:style-name="L5">
        <text:list-item>
          <text:list>
            <text:list-item>
              <text:p text:style-name="P10">serial: Int [PK 1, frozen]</text:p>
            </text:list-item>
          </text:list>
        </text:list-item>
      </text:list>
      <text:list text:style-name="L6">
        <text:list-item>
          <text:list>
            <text:list-item>
              <text:p text:style-name="P11">value: String</text:p>
            </text:list-item>
          </text:list>
        </text:list-item>
      </text:list>
      <text:p text:style-name="P4">- New class DropAnnotation: links to Image, Sample, Software, Person and Score</text:p>
      <text:list text:style-name="L7">
        <text:list-item>
          <text:list>
            <text:list-item>
              <text:p text:style-name="P12">serial: Int [PK 1, frozen]</text:p>
            </text:list-item>
          </text:list>
        </text:list-item>
      </text:list>
      <text:list text:style-name="L8">
        <text:list-item>
          <text:list>
            <text:list-item>
              <text:p text:style-name="P13">cmdLineParams: Text</text:p>
            </text:list-item>
            <text:list-item>
              <text:p text:style-name="P13">scoreDate: DateTime</text:p>
            </text:list-item>
          </text:list>
        </text:list-item>
      </text:list>
      <text:p text:style-name="P4">- New class ScoringScheme: link to DropAnnotation</text:p>
      <text:list text:style-name="L9">
        <text:list-item>
          <text:list>
            <text:list-item>
              <text:p text:style-name="P14">name: Line</text:p>
            </text:list-item>
            <text:list-item>
              <text:p text:style-name="P14">version: Line</text:p>
            </text:list-item>
            <text:list-item>
              <text:p text:style-name="P14">details: String</text:p>
            </text:list-item>
          </text:list>
        </text:list-item>
      </text:list>
      <text:p text:style-name="P15">- New class Score: link to ScoringSchema and DropAnnotation</text:p>
      <text:list text:style-name="L10">
        <text:list-item>
          <text:p text:style-name="P16">serial: Int [PK 1, frozen]</text:p>
        </text:list-item>
        <text:list-item>
          <text:p text:style-name="P16">name: Line</text:p>
        </text:list-item>
      </text:list>
      <text:list text:style-name="L11">
        <text:list-item>
          <text:p text:style-name="P17">value: Int</text:p>
        </text:list-item>
        <text:list-item>
          <text:p text:style-name="P17">details: String</text:p>
        </text:list-item>
      </text:list>
      <text:p text:style-name="P18"/>
      <text:p text:style-name="P18"/>
      <text:p text:style-name="P19"/>
      <text:p text:style-name="P19">SAMPLE</text:p>
      <text:p text:style-name="P20">- ? - AbstractSample.state = {solid, liquid, gaz} of a Sample. in Emerald the physical state is part of the chemical manager</text:p>
      <text:p text:style-name="P21"><text:tab/>TODO: send email to ask if there is a need for sample state?</text:p>
      <text:p text:style-name="P20">- ? - AbstractSample.pH: Add constraint between 0 and 14. <text:span text:style-name="T5">How do you know that you are working in water? It can be negative or greater than 14.</text:span></text:p>
      <text:p text:style-name="P22"><text:tab/>TODO: Check definition. Is it really true that it can be out. Most of chemicals are between [0,14]: UI warning than DM constraint. Discussion???</text:p>
      <text:p text:style-name="P20">- Sample.Holder.positionsOrder - should have some predefined values. The String is probably wrong type for this. </text:p>
      <text:p text:style-name="P20">- Change the cardinality of the link between Sample and SampleLocation, the location should be a mandatory. The default location should really be configurable on a <text:s/>per-user basis - someone working in Goods In or Stores would have a different requirement to someone working in the lab.</text:p>
      <text:p text:style-name="P20">RHF: Tricky. SampleLocation is currently a child of Sample (though that could of course change). It requires a bit of hacking to have mandatory children (basically you have to create the child after you start creating the parent, but before you finish creating the parent and do the validity checking).Also there might be people (like academic NMR labs) that wanted to describe sample contents without having the overhead of making a full location tracking system.</text:p>
      <text:p text:style-name="P18"/>
      <text:p text:style-name="P19"/>
      <text:p text:style-name="P19">REFCONTAINER</text:p>
      <text:p text:style-name="P18">- Reference data for plates: AbstractRefHolder/RefHolder</text:p>
      <text:p text:style-name="P23">AbstractRefHolder.name <text:tab/><text:tab/>O.K.<text:line-break/>AbstractRefHolder.holderType <text:tab/>?= plate<text:line-break/>AbstractRefHolder.capacity <text:tab/><text:tab/>e.g. 96<text:line-break/>AbstractRefHolder.catalogNum <text:tab/>O.K.<text:line-break/>RefHolder.numColumn <text:tab/><text:tab/>e.g. 12<text:line-break/>RefHolder.columnName <text:tab/><text:tab/>e.g.1-12<text:line-break/>RefHolder.columnSpacing<text:line-break/>RefHolder.numRow <text:tab/><text:tab/>e.g. 8<text:line-break/>RefHolder.rowName <text:tab/><text:tab/>e.g. A-L<text:line-break/>RefHolder.rowSpacing</text:p>
      <text:p text:style-name="P18"/>
      <text:p text:style-name="P18">Holder (the plate) </text:p>
      <text:p text:style-name="P18"><text:tab/>&gt; Holder (a grid position in the plate) </text:p>
      <text:p text:style-name="P18"><text:tab/><text:tab/>&gt; Container (the main well)</text:p>
      <text:p text:style-name="P18"><text:tab/><text:tab/>&gt; Holder (all the sub-wells)</text:p>
      <text:p text:style-name="P18"><text:tab/><text:tab/><text:tab/>&gt; Container (a sub-well)</text:p>
      <text:p text:style-name="P18"/>
      <text:p text:style-name="P18">&lt;!--</text:p>
      <text:p text:style-name="P18"><text:s/>5 drops on a cover slip, numbered</text:p>
      <text:p text:style-name="P18"/>
      <text:p text:style-name="P18"><text:s text:c="3"/>1 <text:s text:c="2"/>2</text:p>
      <text:p text:style-name="P18"><text:s text:c="5"/>3</text:p>
      <text:p text:style-name="P18"><text:s text:c="3"/>4 <text:s text:c="2"/>5</text:p>
      <text:p text:style-name="P18"/>
      <text:p text:style-name="P18"><text:s/>represented as a 3x3 grid</text:p>
      <text:p text:style-name="P18">--&gt;</text:p>
      <text:p text:style-name="P18">&lt;subwells volume="2" rows="3" cols="3"&gt;</text:p>
      <text:p text:style-name="P18"><text:s/>&lt;!--</text:p>
      <text:p text:style-name="P18"><text:s text:c="3"/>however we record volume - it still gets my knickers in a twist.</text:p>
      <text:p text:style-name="P18"><text:s text:c="3"/>Do we need to put number of rows and columns in the &lt;subwells&gt; tag?</text:p>
      <text:p text:style-name="P18"><text:s text:c="3"/>I don't think so, but it might make it easier to check the XML for completeness</text:p>
      <text:p text:style-name="P18"><text:s/>--&gt;</text:p>
      <text:p text:style-name="P18"><text:s/>&lt;row&gt;</text:p>
      <text:p text:style-name="P18"><text:s text:c="3"/>&lt;subwell name="1" /&gt;</text:p>
      <text:p text:style-name="P18"><text:s text:c="3"/>&lt;nowell /&gt;&lt;!-- how will the DM handle these blanks? --&gt;</text:p>
      <text:p text:style-name="P18"><text:s text:c="3"/>&lt;subwell name="2" /&gt;</text:p>
      <text:p text:style-name="P18"><text:s/>&lt;/row&gt;</text:p>
      <text:p text:style-name="P18"><text:s/>&lt;row&gt;</text:p>
      <text:p text:style-name="P18"><text:s text:c="3"/>&lt;nowell /&gt;</text:p>
      <text:p text:style-name="P18"><text:s text:c="3"/>&lt;subwell name="3" /&gt;</text:p>
      <text:p text:style-name="P18"><text:s text:c="3"/>&lt;nowell /&gt;</text:p>
      <text:p text:style-name="P18"><text:s/>&lt;/row&gt;</text:p>
      <text:p text:style-name="P18"><text:s/>&lt;row&gt;</text:p>
      <text:p text:style-name="P18"><text:s text:c="3"/>&lt;subwell name="4" /&gt;</text:p>
      <text:p text:style-name="P18"><text:s text:c="3"/>&lt;nowell /&gt;</text:p>
      <text:p text:style-name="P18"><text:s text:c="3"/>&lt;subwell name="5" /&gt;</text:p>
      <text:p text:style-name="P18"><text:s/>&lt;/row&gt;</text:p>
      <text:p text:style-name="P18">&lt;/subwells&gt;</text:p>
      <text:p text:style-name="P18"/>
      <text:p text:style-name="P20">:: New RefLabWare class involved in the link with RefItem</text:p>
      <text:p text:style-name="P20"><text:tab/>+ name</text:p>
      <text:p text:style-name="P20"><text:tab/>+ labWareType</text:p>
      <text:p text:style-name="P20"><text:tab/>+ capacity = number of subunits or volume</text:p>
      <text:p text:style-name="P20"><text:tab/>+ details</text:p>
      <text:p text:style-name="P20"/>
      <text:p text:style-name="P20">:: Remove AbstractRefContainer, RefContainer, AbstractRefHolder &amp; RefHolder</text:p>
      <text:p text:style-name="P20"/>
      <text:p text:style-name="P20">:: Rename RefCrystalContainer to RefCrystalHolder</text:p>
      <text:p text:style-name="P24"/>
      <text:p text:style-name="P4"/>
      <text:p text:style-name="P2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Helvetica" svg:font-family="Helvetica, Arial, sans-serif"/>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16T10:30:31</meta:creation-date>
    <dc:date>2006-03-22T17:26:23</dc:date>
    <dc:language>en-US</dc:language>
    <meta:editing-cycles>216</meta:editing-cycles>
    <meta:editing-duration>P1DT18H0M23S</meta:editing-duration>
    <meta:user-defined meta:name="Info 1"/>
    <meta:user-defined meta:name="Info 2"/>
    <meta:user-defined meta:name="Info 3"/>
    <meta:user-defined meta:name="Info 4"/>
    <meta:document-statistic meta:table-count="0" meta:image-count="0" meta:object-count="0" meta:page-count="5" meta:paragraph-count="129" meta:word-count="976" meta:character-count="6880"/>
  </office:meta>
</office:document-meta>
</file>